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99" draw:textarea-horizontal-align="justify" draw:textarea-vertical-align="middle" draw:auto-grow-height="false" fo:min-height="7.294cm" fo:min-width="6.955cm"/>
    </style:style>
    <style:style style:name="P1" style:family="paragraph">
      <style:paragraph-properties fo:text-align="center"/>
    </style:style>
    <style:style style:name="P2" style:family="paragraph">
      <loext:graphic-properties draw:fill-color="#ff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541cm" svg:height="10.668cm" svg:x="5.826cm" svg:y="5.572cm">
          <text:p text:style-name="P1">Madhavi Bandara</text:p>
          <text:p text:style-name="P1">17020141</text:p>
          <text:p text:style-name="P1">2017/IS/0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808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26.771224987</meta:creation-date>
    <dc:date>2018-02-19T15:15:08.432340986</dc:date>
    <meta:editing-duration>PT11M52S</meta:editing-duration>
    <meta:editing-cycles>2</meta:editing-cycles>
    <meta:generator>LibreOffice/5.1.6.2$Linux_X86_64 LibreOffice_project/10m0$Build-2</meta:generator>
    <meta:document-statistic meta:object-count="1"/>
  </office:meta>
</office:document-meta>
</file>